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640000006495CCC59AFCDF65A5.png" manifest:media-type="image/png"/>
  <manifest:file-entry manifest:full-path="Pictures/1000000100000320000002A34AD29E2BB6C4CD8B.png" manifest:media-type="image/png"/>
  <manifest:file-entry manifest:full-path="Pictures/10000000000002000000020012855BDC4FA4A1C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a1" style:family="table" style:master-page-name="Standard">
      <style:table-properties style:width="18.136cm" fo:margin-left="-0.132cm" fo:margin-right="-2.002cm" style:page-number="auto" table:align="margins" style:writing-mode="lr-tb"/>
    </style:style>
    <style:style style:name="Tabla1.A" style:family="table-column">
      <style:table-column-properties style:column-width="7.287cm" style:rel-column-width="26328*"/>
    </style:style>
    <style:style style:name="Tabla1.B" style:family="table-column">
      <style:table-column-properties style:column-width="10.85cm" style:rel-column-width="3920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background-color="#cccccc" fo:padding-left="0.123cm" fo:padding-right="0.123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154cm" fo:margin-left="-0.136cm" table:align="left" style:writing-mode="lr-tb"/>
    </style:style>
    <style:style style:name="Tabla2.A" style:family="table-column">
      <style:table-column-properties style:column-width="2.374cm"/>
    </style:style>
    <style:style style:name="Tabla2.B" style:family="table-column">
      <style:table-column-properties style:column-width="2.974cm"/>
    </style:style>
    <style:style style:name="Tabla2.C" style:family="table-column">
      <style:table-column-properties style:column-width="1.027cm"/>
    </style:style>
    <style:style style:name="Tabla2.D" style:family="table-column">
      <style:table-column-properties style:column-width="1.75cm"/>
    </style:style>
    <style:style style:name="Tabla2.E" style:family="table-column">
      <style:table-column-properties style:column-width="0.501cm"/>
    </style:style>
    <style:style style:name="Tabla2.F" style:family="table-column">
      <style:table-column-properties style:column-width="0.499cm"/>
    </style:style>
    <style:style style:name="Tabla2.G" style:family="table-column">
      <style:table-column-properties style:column-width="1cm"/>
    </style:style>
    <style:style style:name="Tabla2.H" style:family="table-column">
      <style:table-column-properties style:column-width="0.25cm"/>
    </style:style>
    <style:style style:name="Tabla2.I" style:family="table-column">
      <style:table-column-properties style:column-width="0.75cm"/>
    </style:style>
    <style:style style:name="Tabla2.L" style:family="table-column">
      <style:table-column-properties style:column-width="0.125cm"/>
    </style:style>
    <style:style style:name="Tabla2.N" style:family="table-column">
      <style:table-column-properties style:column-width="0.455cm"/>
    </style:style>
    <style:style style:name="Tabla2.O" style:family="table-column">
      <style:table-column-properties style:column-width="0.794cm"/>
    </style:style>
    <style:style style:name="Tabla2.P" style:family="table-column">
      <style:table-column-properties style:column-width="0.252cm"/>
    </style:style>
    <style:style style:name="Tabla2.Q" style:family="table-column">
      <style:table-column-properties style:column-width="0.365cm"/>
    </style:style>
    <style:style style:name="Tabla2.R" style:family="table-column">
      <style:table-column-properties style:column-width="0.635cm"/>
    </style:style>
    <style:style style:name="Tabla2.S" style:family="table-column">
      <style:table-column-properties style:column-width="1.2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K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R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top" fo:background-color="#cccccc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F6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7.276cm" fo:margin-left="-0.136cm" table:align="left" style:writing-mode="lr-tb"/>
    </style:style>
    <style:style style:name="Tabla3.A" style:family="table-column">
      <style:table-column-properties style:column-width="10.906cm"/>
    </style:style>
    <style:style style:name="Tabla3.B" style:family="table-column">
      <style:table-column-properties style:column-width="6.36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" style:family="table">
      <style:table-properties style:width="17.272cm" fo:margin-left="-0.136cm" table:align="left" style:writing-mode="lr-tb"/>
    </style:style>
    <style:style style:name="Tabla4.A" style:family="table-column">
      <style:table-column-properties style:column-width="5.749cm"/>
    </style:style>
    <style:style style:name="Tabla4.C" style:family="table-column">
      <style:table-column-properties style:column-width="5.77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272cm" fo:margin-left="-0.136cm" table:align="left" style:writing-mode="lr-tb"/>
    </style:style>
    <style:style style:name="Tabla5.A" style:family="table-column">
      <style:table-column-properties style:column-width="5.749cm"/>
    </style:style>
    <style:style style:name="Tabla5.C" style:family="table-column">
      <style:table-column-properties style:column-width="5.77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6" style:family="paragraph" style:parent-style-name="Standard">
      <loext:graphic-properties draw:fill="solid" draw:fill-color="#cccccc"/>
      <style:paragraph-properties fo:margin-left="0cm" fo:margin-right="-2.002cm" fo:text-align="center" style:justify-single-word="false" fo:text-indent="0cm" style:auto-text-indent="false" fo:background-color="#cccccc"/>
      <style:text-properties fo:font-size="14pt" fo:font-style="italic" fo:font-weight="bold" style:font-size-asian="14pt" style:font-style-asian="italic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8pt" fo:font-style="italic" style:font-size-asian="18pt" style:font-style-asian="italic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style:font-weight-asian="bold"/>
    </style:style>
    <style:style style:name="P10" style:family="paragraph" style:parent-style-name="Standard">
      <style:paragraph-properties style:snap-to-layout-grid="false"/>
      <style:text-properties fo:font-weight="bold" officeooo:paragraph-rsid="000fba71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0fba71" officeooo:paragraph-rsid="000fba71" style:font-weight-asian="bold"/>
    </style:style>
    <style:style style:name="P13" style:family="paragraph" style:parent-style-name="Standard">
      <style:paragraph-properties style:snap-to-layout-grid="false"/>
      <style:text-properties fo:font-weight="bold" officeooo:rsid="000fba71" officeooo:paragraph-rsid="0011390a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1390a" officeooo:paragraph-rsid="00141a49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1c91b" officeooo:paragraph-rsid="0011c91b" style:font-weight-asian="bold"/>
    </style:style>
    <style:style style:name="P16" style:family="paragraph" style:parent-style-name="Standard">
      <style:text-properties fo:font-weight="bold" officeooo:rsid="00170649" officeooo:paragraph-rsid="00170649" style:font-weight-asian="bold"/>
    </style:style>
    <style:style style:name="P17" style:family="paragraph" style:parent-style-name="Standard">
      <style:paragraph-properties style:snap-to-layout-grid="false"/>
      <style:text-properties fo:font-weight="bold" officeooo:rsid="00170649" officeooo:paragraph-rsid="00170649" style:font-weight-asian="bold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fo:margin-left="0cm" fo:margin-right="0cm" fo:text-indent="1.753cm" style:auto-text-indent="false" style:snap-to-layout-grid="false"/>
    </style:style>
    <style:style style:name="P20" style:family="paragraph" style:parent-style-name="Standard">
      <style:text-properties fo:font-size="8pt" fo:font-weight="bold" style:font-size-asian="8pt" style:font-weight-asian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ourier New" fo:font-weight="bold" style:font-weight-asian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tyle="italic" fo:font-weight="bold" officeooo:rsid="0011c91b" officeooo:paragraph-rsid="0011c91b" style:font-style-asian="italic" style:font-weight-asian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0fba71" officeooo:paragraph-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70649" officeooo:paragraph-rsid="0017064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Heading_20_2">
      <style:paragraph-properties style:snap-to-layout-grid="false"/>
      <style:text-properties style:font-name="Tahoma" style:font-size-complex="12pt"/>
    </style:style>
    <style:style style:name="P27" style:family="paragraph" style:parent-style-name="Heading_20_2">
      <style:paragraph-properties style:snap-to-layout-grid="false"/>
    </style:style>
    <style:style style:name="P28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 style:snap-to-layout-grid="false" style:writing-mode="lr-tb">
        <style:tab-stops>
          <style:tab-stop style:position="-0.508cm"/>
        </style:tab-stops>
      </style:paragraph-properties>
      <style:text-properties officeooo:paragraph-rsid="00141a49"/>
    </style:style>
    <style:style style:name="P29" style:family="paragraph" style:parent-style-name="Standard">
      <style:text-properties fo:font-size="10pt" fo:font-weight="bold" officeooo:rsid="00170649" officeooo:paragraph-rsid="00170649" style:font-size-asian="10pt" style:font-weight-asian="bold" style:font-size-complex="10pt"/>
    </style:style>
    <style:style style:name="P30" style:family="paragraph" style:parent-style-name="Standard">
      <style:paragraph-properties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70649" officeooo:paragraph-rsid="0017064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text-properties fo:font-weight="bold" officeooo:rsid="0018cf9c" officeooo:paragraph-rsid="0018cf9c" style:font-weight-asian="bold"/>
    </style:style>
    <style:style style:name="P32" style:family="paragraph" style:parent-style-name="Standard">
      <style:paragraph-properties style:snap-to-layout-grid="false"/>
      <style:text-properties fo:font-weight="normal" officeooo:rsid="00170649" officeooo:paragraph-rsid="00170649" style:font-weight-asian="normal"/>
    </style:style>
    <style:style style:name="P33" style:family="paragraph">
      <style:paragraph-properties fo:text-align="start"/>
      <style:text-properties style:text-line-through-style="none" style:text-line-through-type="none" style:font-name="Times New Roman1" fo:font-size="10pt" fo:font-style="normal" style:text-underline-style="none" fo:font-weight="normal"/>
    </style:style>
    <style:style style:name="T1" style:family="text">
      <style:text-properties style:font-name="Tahoma" fo:font-size="11pt" officeooo:rsid="000fba71" style:font-size-asian="11pt" style:font-size-complex="11pt"/>
    </style:style>
    <style:style style:name="T2" style:family="text">
      <style:text-properties style:font-name="Tahoma" fo:font-size="11pt" officeooo:rsid="000fba71" style:font-size-asian="11pt" style:font-size-complex="12pt"/>
    </style:style>
    <style:style style:name="T3" style:family="text">
      <style:text-properties style:font-name="Tahoma" fo:font-size="14pt" style:font-size-asian="14pt" style:font-size-complex="14pt"/>
    </style:style>
    <style:style style:name="T4" style:family="text">
      <style:text-properties style:font-name="Tahoma" fo:font-size="14pt" officeooo:rsid="000fba71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ba71" style:font-weight-asian="bold"/>
    </style:style>
    <style:style style:name="T7" style:family="text">
      <style:text-properties style:font-name="Courier New" fo:font-size="16pt" fo:font-weight="bold" style:font-size-asian="16pt" style:font-weight-asian="bold"/>
    </style:style>
    <style:style style:name="T8" style:family="text">
      <style:text-properties officeooo:rsid="000fba71"/>
    </style:style>
    <style:style style:name="T9" style:family="text">
      <style:text-properties officeooo:rsid="0011390a"/>
    </style:style>
    <style:style style:name="T10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7064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officeooo:rsid="0018cf9c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4" style:family="text">
      <style:text-properties officeooo:rsid="00170649"/>
    </style:style>
    <style:style style:name="T15" style:family="text">
      <style:text-properties officeooo:rsid="0018cf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Alumnado" form:control-implementation="ooo:com.sun.star.form.component.CheckBox" xml:id="control1" form:id="control1" form:label="Alumn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partamento" form:control-implementation="ooo:com.sun.star.form.component.CheckBox" xml:id="control2" form:id="control2" form:label="Departament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26" text:outline-level="2">I.E.S. Gran Capitán</text:h>
          </table:table-cell>
          <table:table-cell table:style-name="Tabla1.B1" office:value-type="string">
            <text:p text:style-name="P5">Proyecto Integrado</text:p>
          </table:table-cell>
        </table:table-row>
        <table:table-row table:style-name="Tabla1.1">
          <table:table-cell table:style-name="Tabla1.A1" office:value-type="string">
            <text:h text:style-name="P26" text:outline-level="2">Departamento de Informática</text:h>
          </table:table-cell>
          <table:table-cell table:style-name="Tabla1.B1" office:value-type="string">
            <text:p text:style-name="P7">Anteproyecto<text:span text:style-name="T8">s</text:span></text:p>
          </table:table-cell>
        </table:table-row>
        <table:table-row table:style-name="Tabla1.1">
          <table:table-cell table:style-name="Tabla1.A3" table:number-columns-spanned="2" office:value-type="string">
            <text:h text:style-name="P27" text:outline-level="2"><text:span text:style-name="T1">C.F.G.</text:span><text:span text:style-name="T2">S. </text:span><text:span text:style-name="T3">Administración Sistemas Informáticos </text:span><text:span text:style-name="T4">en Red</text:span></text:h>
          </table:table-cell>
          <table:covered-table-cell/>
        </table:table-row>
      </table:table>
      <text:p text:style-name="P8"/>
      <text:p text:style-name="P6">Datos Personales del Alumno/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G" table:number-columns-repeated="2"/>
        <table:table-column table:style-name="Tabla2.L" table:number-columns-repeated="2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row table:style-name="Tabla2.1">
          <table:table-cell table:style-name="Tabla2.A1" office:value-type="string">
            <text:p text:style-name="P9">Apellidos</text:p>
          </table:table-cell>
          <table:table-cell table:style-name="Tabla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9">Nombre</text:p>
          </table:table-cell>
          <table:covered-table-cell/>
          <table:table-cell table:style-name="Tabla2.K1" table:number-columns-spanned="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9">DNI</text:p>
          </table:table-cell>
          <table:table-cell table:style-name="Tabla2.A2" office:value-type="string">
            <text:p text:style-name="P9"/>
          </table:table-cell>
          <table:table-cell table:style-name="Tabla2.A2" table:number-columns-spanned="7" office:value-type="string">
            <text:p text:style-name="P9">Año de inicio de los estud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9"/>
          </table:table-cell>
          <table:covered-table-cell/>
          <table:table-cell table:style-name="Tabla2.A2" table:number-columns-spanned="6" office:value-type="string">
            <text:p text:style-name="P9">E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R2" table:number-columns-spanned="2" office:value-type="string">
            <text:p text:style-name="P9"/>
          </table:table-cell>
          <table:covered-table-cell/>
        </table:table-row>
        <table:table-row table:style-name="Tabla2.1">
          <table:table-cell table:style-name="Tabla2.A3" table:number-columns-spanned="19" office:value-type="string">
            <text:p text:style-name="P23">Datos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9">Calle</text:p>
          </table:table-cell>
          <table:table-cell table:style-name="Tabla2.A2" table:number-columns-spanned="3" office:value-type="string">
            <text:p text:style-name="P9"/>
          </table:table-cell>
          <table:covered-table-cell/>
          <table:covered-table-cell/>
          <table:table-cell table:style-name="Tabla2.A2" table:number-columns-spanned="2" office:value-type="string">
            <text:p text:style-name="P9">Nª</text:p>
          </table:table-cell>
          <table:covered-table-cell/>
          <table:table-cell table:style-name="Tabla2.A2" office:value-type="string">
            <text:p text:style-name="P9"/>
          </table:table-cell>
          <table:table-cell table:style-name="Tabla2.A2" table:number-columns-spanned="2" office:value-type="string">
            <text:p text:style-name="P9">Piso</text:p>
          </table:table-cell>
          <table:covered-table-cell/>
          <table:table-cell table:style-name="Tabla2.A2" office:value-type="string">
            <text:p text:style-name="P9"/>
          </table:table-cell>
          <table:table-cell table:style-name="Tabla2.A2" table:number-columns-spanned="3" office:value-type="string">
            <text:p text:style-name="P9">Letra</text:p>
          </table:table-cell>
          <table:covered-table-cell/>
          <table:covered-table-cell/>
          <table:table-cell table:style-name="Tabla2.A2" table:number-columns-spanned="2" office:value-type="string">
            <text:p text:style-name="P9"/>
          </table:table-cell>
          <table:covered-table-cell/>
          <table:table-cell table:style-name="Tabla2.A2" table:number-columns-spanned="3" office:value-type="string">
            <text:p text:style-name="P9">Esc.</text:p>
          </table:table-cell>
          <table:covered-table-cell/>
          <table:covered-table-cell/>
          <table:table-cell table:style-name="Tabla2.R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9">Población</text:p>
          </table:table-cell>
          <table:table-cell table:style-name="Tabla2.A2" table:number-columns-spanned="3" office:value-type="string">
            <text:p text:style-name="P9"/>
          </table:table-cell>
          <table:covered-table-cell/>
          <table:covered-table-cell/>
          <table:table-cell table:style-name="Tabla2.A2" table:number-columns-spanned="4" office:value-type="string">
            <text:p text:style-name="P9">Municipio</text:p>
          </table:table-cell>
          <table:covered-table-cell/>
          <table:covered-table-cell/>
          <table:covered-table-cell/>
          <table:table-cell table:style-name="Tabla2.A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9">C.P.</text:p>
          </table:table-cell>
          <table:covered-table-cell/>
          <table:table-cell table:style-name="Tabla2.R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5">Email</text:p>
          </table:table-cell>
          <table:table-cell table:style-name="Tabla2.A2" table:number-columns-spanned="2" office:value-type="string">
            <text:p text:style-name="P9"/>
          </table:table-cell>
          <table:covered-table-cell/>
          <table:table-cell table:style-name="Tabla2.A2" table:number-columns-spanned="2" office:value-type="string">
            <text:p text:style-name="P9">Teléfonos</text:p>
          </table:table-cell>
          <table:covered-table-cell/>
          <table:table-cell table:style-name="Tabla2.F6" office:value-type="string">
            <text:p text:style-name="P11">1</text:p>
          </table:table-cell>
          <table:table-cell table:style-name="Tabla2.A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a2.F6" table:number-columns-spanned="2" office:value-type="string">
            <text:p text:style-name="P11">2</text:p>
          </table:table-cell>
          <table:covered-table-cell/>
          <table:table-cell table:style-name="Tabla2.R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8"><text:tab/></text:p>
      <text:p text:style-name="P4">DATOS DEL PROYECTO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9">Título</text:p>
            <text:p text:style-name="P16">Gestión de tienda de reparaciones de dispositivos electrónicos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9">A<text:span text:style-name="T8">lumno/a/s</text:span></text:p>
            <text:p text:style-name="P17">Tomás Hidalgo</text:p>
            <text:p text:style-name="P17">Carlos Hidalgo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p text:style-name="P9">Tutor/<text:span text:style-name="T8">es</text:span> <text:s text:c="2"/>Docente/<text:span text:style-name="T8">s</text:span></text:p>
            <text:p text:style-name="P8"/>
          </table:table-cell>
          <table:covered-table-cell/>
        </table:table-row>
        <table:table-row table:style-name="Tabla3.1">
          <table:table-cell table:style-name="Tabla3.A4" office:value-type="string">
            <text:list xml:id="list1892333586" text:style-name="L1">
              <text:list-item>
                <text:list>
                  <text:list-header>
                    <text:p text:style-name="P28"><text:span text:style-name="T5">Proyecto propuesto </text:span><text:span text:style-name="T6">por</text:span><text:span text:style-name="T5">: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8"><text:span text:style-name="T6"><text:s/></text:span><text:span text:style-name="T5"><text:s text:c="2"/></text:span><text:span text:style-name="T5"><draw:control text:anchor-type="as-char" svg:y="-0.247cm" draw:z-index="3" draw:name="Shape1" draw:style-name="gr1" draw:text-style-name="P33" svg:width="2.057cm" svg:height="0.272cm" draw:control="control1"/></text:span><text:span text:style-name="T5"><text:s text:c="10"/></text:span><text:span text:style-name="T5"><draw:control text:anchor-type="as-char" svg:y="-0.247cm" draw:z-index="4" draw:name="Shape2" draw:style-name="gr1" draw:text-style-name="P33" svg:width="2.488cm" svg:height="0.272cm" draw:control="control2"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  <table:table-cell table:style-name="Tabla3.A1" office:value-type="string">
            <text:p text:style-name="P10">Fecha de la Propuesta:</text:p>
            <text:p text:style-name="P10"><text:s text:c="2"/><text:span text:style-name="T14">19-03-2022</text:span></text:p>
          </table:table-cell>
        </table:table-row>
        <table:table-row table:style-name="Tabla3.1">
          <table:table-cell table:style-name="Tabla3.A2" table:number-columns-spanned="2" office:value-type="string">
            <text:p text:style-name="P12">Introducción</text:p>
            <text:p text:style-name="P29">El tema del proyecto es <text:span text:style-name="T15">diseñar una</text:span> herramienta <text:span text:style-name="T15">web</text:span> que aumente la productividad y acelere el proceso de la gestión <text:span text:style-name="T15">de reparaciones</text:span>. Haciendo que sea una herramienta súper fácil de usar y a la vez muy potente. 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3"><text:span text:style-name="T9">Justifica</text:span>ción</text:p>
            <text:p text:style-name="P25">Resuelve un problema real de muchas empresas, que gastan dinero en varios puestos de trabajo los cuales puede realizar uno solamente. La app busca ser intuitiva y rentable a largo plazo para el tema de gestión de facturas.</text:p>
            <text:p text:style-name="P24"/>
            <text:p text:style-name="P13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4">Objetivos</text:p>
            <text:p text:style-name="P32"><text:span text:style-name="T12">- Gestión de facturas,</text:span><text:span text:style-name="T13">artículos y personal</text:span></text:p>
            <text:p text:style-name="P30">- Distintos roles de usuario</text:p>
            <text:p text:style-name="P30">- <text:span text:style-name="T15">Parte pública para el cliente y privada para distintos trabajadores</text:span></text:p>
            <text:p text:style-name="P30">- <text:span text:style-name="T15">El cliente puede consultar el estado de una reparación</text:span></text:p>
            <text:p text:style-name="P30">- <text:span text:style-name="T15">El técnico modifica el estado de una reparación</text:span></text:p>
            <text:p text:style-name="P30">-<text:span text:style-name="T15">El administrador puede crear,eliminar,consultar y borrar: clientes,técnicos,artículos y proveedores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9">Material a utilizar</text:p>
            <text:p text:style-name="P31">Angular, NodeJS, paquetes de npm, MySQL</text:p>
            <text:p text:style-name="P8"/>
          </table:table-cell>
          <table:covered-table-cell/>
        </table:table-row>
      </table:table>
      <text:p text:style-name="P20"/>
      <text:p text:style-name="P20"/>
      <text:p text:style-name="P21">En Córdoba, a _____ de _________________________ de 20___</text:p>
      <text:p text:style-name="P20"/>
      <text:p text:style-name="P20"/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1">El/la alumno/a</text:p>
          </table:table-cell>
          <table:table-cell table:style-name="Tabla4.B1" office:value-type="string">
            <text:p text:style-name="P22"></text:p>
          </table:table-cell>
          <table:table-cell table:style-name="Tabla4.C1" office:value-type="string">
            <text:p text:style-name="P11">Vº Bº del Profesor /Director</text:p>
          </table:table-cell>
        </table:table-row>
        <table:table-row table:style-name="Tabla4.1">
          <table:table-cell table:style-name="Tabla4.A2" office:value-type="string">
            <text:p text:style-name="P9"/>
          </table:table-cell>
          <table:table-cell table:style-name="Tabla4.B1" office:value-type="string">
            <text:p text:style-name="P9"/>
          </table:table-cell>
          <table:table-cell table:style-name="Tabla4.C2" office:value-type="string">
            <text:p text:style-name="P9"/>
            <text:p text:style-name="P8"/>
            <text:p text:style-name="P8"><text:s text:c="2"/></text:p>
          </table:table-cell>
        </table:table-row>
      </table:table>
      <text:p text:style-name="P20"/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table:number-columns-spanned="3" office:value-type="string">
            <text:p text:style-name="P11">Vº Bº de la Comisión de Proyectos Integrado</text:p>
          </table:table-cell>
          <table:covered-table-cell/>
          <table:covered-table-cell/>
        </table:table-row>
        <table:table-row table:style-name="Tabla5.1">
          <table:table-cell table:style-name="Tabla5.B2" office:value-type="string">
            <text:p text:style-name="P11">Fecha de estudio</text:p>
          </table:table-cell>
          <table:table-cell table:style-name="Tabla5.B2" office:value-type="string">
            <text:p text:style-name="P11">Aceptado</text:p>
          </table:table-cell>
          <table:table-cell table:style-name="Tabla5.C2" office:value-type="string">
            <text:p text:style-name="P9"/>
          </table:table-cell>
        </table:table-row>
        <table:table-row table:style-name="Tabla5.1">
          <table:table-cell table:style-name="Tabla5.B3" office:value-type="string">
            <text:p text:style-name="P9"/>
          </table:table-cell>
          <table:table-cell table:style-name="Tabla5.B3" office:value-type="string">
            <text:p text:style-name="P19"><text:span text:style-name="T7">[ ]</text:span><text:span text:style-name="T5"><text:tab/>Si</text:span></text:p>
          </table:table-cell>
          <table:table-cell table:style-name="Tabla5.C4" table:number-rows-spanned="2" office:value-type="string">
            <text:p text:style-name="P9">El Tutor Docente</text:p>
          </table:table-cell>
        </table:table-row>
        <table:table-row table:style-name="Tabla5.1">
          <table:table-cell table:style-name="Tabla5.B4" office:value-type="string">
            <text:p text:style-name="P18">____de____________ de 200__</text:p>
          </table:table-cell>
          <table:table-cell table:style-name="Tabla5.B4" office:value-type="string">
            <text:p text:style-name="P19"><text:span text:style-name="T7">[ ]</text:span><text:span text:style-name="T5"><text:tab/>No</text:span></text:p>
          </table:table-cell>
          <table:covered-table-cell table:style-name="Tabla5.C4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M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M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3" text:anchor-type="char" svg:x="12.296cm" svg:y="-0.199cm" svg:width="1.96cm" svg:height="1.96cm" draw:z-index="0"><draw:image xlink:href="Pictures/10000000000002000000020012855BDC4FA4A1CE.png" xlink:type="simple" xlink:show="embed" xlink:actuate="onLoad" draw:mime-type="image/png"/></draw:frame><draw:frame draw:style-name="Mfr1" draw:name="Imagen4" text:anchor-type="char" svg:x="14.651cm" svg:y="-0.042cm" svg:width="2.182cm" svg:height="1.84cm" draw:z-index="1"><draw:image xlink:href="Pictures/1000000100000320000002A34AD29E2BB6C4CD8B.png" xlink:type="simple" xlink:show="embed" xlink:actuate="onLoad" draw:mime-type="image/png"/></draw:frame><draw:frame draw:style-name="Mfr2" draw:name="Imagen5" text:anchor-type="char" svg:x="10.176cm" svg:y="-0.072cm" svg:width="1.831cm" svg:height="1.831cm" draw:z-index="2"><draw:image xlink:href="Pictures/10000001000000640000006495CCC59AFCDF65A5.png" xlink:type="simple" xlink:show="embed" xlink:actuate="onLoad" draw:mime-type="image/png"/></draw:frame>Departamento de Informática y Comunicaciones</text:p>
        <text:p text:style-name="MP2"/>
        <text:p text:style-name="MP3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Proyecto fin de carrera</dc:title>
    <meta:initial-creator>Administrador</meta:initial-creator>
    <meta:creation-date>2004-03-02T20:16:00</meta:creation-date>
    <dc:date>2022-04-04T19:05:45.064869693</dc:date>
    <meta:printed-by>José Albendín</meta:printed-by>
    <meta:print-date>2007-11-06T19:06:31</meta:print-date>
    <dc:language>es-ES</dc:language>
    <meta:editing-cycles>13</meta:editing-cycles>
    <meta:editing-duration>PT1H15M18S</meta:editing-duration>
    <meta:document-statistic meta:table-count="5" meta:image-count="3" meta:object-count="0" meta:page-count="1" meta:paragraph-count="62" meta:word-count="255" meta:character-count="1637" meta:non-whitespace-character-count="1421"/>
    <meta:user-defined meta:name="Info 1"/>
    <meta:user-defined meta:name="Info 2"/>
    <meta:user-defined meta:name="Info 3"/>
    <meta:user-defined meta:name="Info 4"/>
  </office:meta>
</office:document-meta>
</file>